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20100000D5800000BFA7A9ACB18.png"/>
  <manifest:file-entry manifest:media-type="image/jpeg" manifest:full-path="Pictures/100000000000025800000083DAD07D18.jpg"/>
  <manifest:file-entry manifest:media-type="image/png" manifest:full-path="Pictures/100000000000039E00000134AFA9A4C7.png"/>
  <manifest:file-entry manifest:media-type="image/png" manifest:full-path="Pictures/100002010000092100000BE1805CA7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end" style:justify-single-word="false"/>
    </style:style>
    <style:style style:name="P11"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2" style:family="paragraph" style:parent-style-name="Subtitle">
      <style:paragraph-properties fo:padding="0.074cm" fo:border-left="none" fo:border-right="none" fo:border-top="none" fo:border-bottom="0.99pt solid #000000" style:join-border="false"/>
      <style:text-properties style:font-name="Optima1"/>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Table_20_Contents">
      <style:text-properties style:font-name="Optima1" fo:font-size="10pt" style:font-size-asian="10pt" style:font-size-complex="10pt"/>
    </style:style>
    <style:style style:name="P15" style:family="paragraph" style:parent-style-name="Heading_20_3">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top="0.3cm" fo:margin-bottom="0.42cm"/>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Monaco1" fo:font-size="9pt" style:font-size-asian="9pt" style:font-size-complex="9pt"/>
    </style:style>
    <style:style style:name="P55" style:family="paragraph" style:parent-style-name="Text_20_body">
      <style:text-properties fo:font-weight="normal" style:font-weight-asian="normal" style:font-weight-complex="normal"/>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752cm" fo:margin-right="0cm" fo:text-indent="0.032cm" style:auto-text-indent="false">
        <style:tab-stops/>
      </style:paragraph-properties>
    </style:style>
    <style:style style:name="P61" style:family="paragraph" style:parent-style-name="Text_20_body">
      <style:paragraph-properties fo:margin-left="4.979cm" fo:margin-right="0cm" fo:text-indent="-1.207cm" style:auto-text-indent="false">
        <style:tab-stops/>
      </style:paragraph-properties>
    </style:style>
    <style:style style:name="P62" style:family="paragraph" style:parent-style-name="Text_20_body">
      <style:paragraph-properties fo:margin-left="3.043cm" fo:margin-right="0cm" fo:text-align="start" style:justify-single-word="false" fo:text-indent="0cm" style:auto-text-indent="false"/>
    </style:style>
    <style:style style:name="P63" style:family="paragraph" style:parent-style-name="List">
      <style:paragraph-properties fo:margin-left="3.752cm" fo:margin-right="0cm" fo:text-align="start" style:justify-single-word="false" fo:text-indent="-0.66cm" style:auto-text-indent="false"/>
    </style:style>
    <style:style style:name="P64"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6" style:family="paragraph" style:parent-style-name="Standard" style:master-page-name="Index">
      <style:paragraph-properties style:page-number="auto"/>
    </style:style>
    <style:style style:name="P67" style:family="paragraph" style:parent-style-name="Standard" style:list-style-name="L5"/>
    <style:style style:name="P68" style:family="paragraph" style:parent-style-name="Standard" style:list-style-name="L10">
      <style:paragraph-properties fo:margin-left="5.002cm" fo:margin-right="0cm" fo:text-indent="-0.635cm" style:auto-text-indent="false"/>
    </style:style>
    <style:style style:name="P69" style:family="paragraph" style:parent-style-name="Standard" style:list-style-name="L10">
      <style:paragraph-properties fo:margin-left="5.002cm" fo:margin-right="0cm" fo:text-align="start" style:justify-single-word="false" fo:text-indent="-0.635cm" style:auto-text-indent="false"/>
    </style:style>
    <style:style style:name="P70" style:family="paragraph" style:parent-style-name="Text_20_body" style:list-style-name="L9">
      <style:paragraph-properties fo:margin-left="3.752cm" fo:margin-right="0cm" fo:text-indent="-0.032cm" style:auto-text-indent="false">
        <style:tab-stops/>
      </style:paragraph-properties>
    </style:style>
    <style:style style:name="P71" style:family="paragraph" style:parent-style-name="Text_20_body" style:list-style-name="L11">
      <style:paragraph-properties fo:margin-left="5.002cm" fo:margin-right="0cm" fo:text-indent="-0.635cm" style:auto-text-indent="false"/>
    </style:style>
    <style:style style:name="P72"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3"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4"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5"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6"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1">
      <style:paragraph-properties fo:margin-left="3.117cm" fo:margin-right="0cm" fo:text-indent="0cm" style:auto-text-indent="false"/>
    </style:style>
    <style:style style:name="P78" style:family="paragraph" style:parent-style-name="Text_20_body" style:list-style-name="L11">
      <style:paragraph-properties fo:margin-left="3.013cm" fo:margin-right="0cm" fo:text-indent="0cm" style:auto-text-indent="false"/>
    </style:style>
    <style:style style:name="P79" style:family="paragraph" style:parent-style-name="List" style:list-style-name="L1">
      <style:paragraph-properties fo:margin-left="3.752cm" fo:margin-right="0cm" fo:text-indent="0cm" style:auto-text-indent="false"/>
    </style:style>
    <style:style style:name="P80" style:family="paragraph" style:parent-style-name="List" style:list-style-name="L4">
      <style:paragraph-properties fo:margin-left="3.752cm" fo:margin-right="0cm" fo:text-indent="0cm" style:auto-text-indent="false"/>
    </style:style>
    <style:style style:name="P81" style:family="paragraph" style:parent-style-name="List" style:list-style-name="L5">
      <style:paragraph-properties fo:margin-left="3.752cm" fo:margin-right="0cm" fo:text-indent="0cm" style:auto-text-indent="false"/>
    </style:style>
    <style:style style:name="P82" style:family="paragraph" style:parent-style-name="List" style:list-style-name="L6">
      <style:paragraph-properties fo:margin-left="3.752cm" fo:margin-right="0cm" fo:text-indent="0cm" style:auto-text-indent="false"/>
    </style:style>
    <style:style style:name="P83" style:family="paragraph" style:parent-style-name="List" style:list-style-name="L7">
      <style:paragraph-properties fo:margin-left="3.752cm" fo:margin-right="0cm" fo:text-indent="0cm" style:auto-text-indent="false"/>
    </style:style>
    <style:style style:name="P84" style:family="paragraph" style:parent-style-name="List" style:list-style-name="L8">
      <style:paragraph-properties fo:margin-left="3.752cm" fo:margin-right="0cm" fo:text-indent="0cm" style:auto-text-indent="false"/>
    </style:style>
    <style:style style:name="P85" style:family="paragraph" style:parent-style-name="Table_20_Contents" style:list-style-name="L2"/>
    <style:style style:name="P86" style:family="paragraph" style:parent-style-name="Table_20_Contents" style:list-style-name="L3"/>
    <style:style style:name="P87" style:family="paragraph" style:parent-style-name="Table_20_Contents" style:list-style-name="L2">
      <style:paragraph-properties fo:margin-left="1.251cm" fo:margin-right="0cm" fo:text-indent="0cm" style:auto-text-indent="false"/>
    </style:style>
    <style:style style:name="P88" style:family="paragraph" style:parent-style-name="Heading_20_1" style:master-page-name="Standard">
      <style:paragraph-properties style:page-number="auto"/>
    </style:style>
    <style:style style:name="P89" style:family="paragraph" style:parent-style-name="Heading_20_1">
      <style:paragraph-properties fo:break-before="page"/>
    </style:style>
    <style:style style:name="P90" style:family="paragraph" style:parent-style-name="Heading_20_2">
      <style:paragraph-properties fo:break-before="page"/>
    </style:style>
    <style:style style:name="P91" style:family="paragraph" style:parent-style-name="Footer" style:list-style-name="L1"/>
    <style:style style:name="P9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4.589cm" style:type="right" style:leader-style="dotted" style:leader-text="."/>
        </style:tab-stops>
      </style:paragraph-properties>
    </style:style>
    <style:style style:name="P94" style:family="paragraph" style:parent-style-name="Heading_20_TOC" style:master-page-name="Index">
      <style:paragraph-properties style:page-number="auto"/>
    </style:style>
    <style:style style:name="P95" style:family="paragraph" style:parent-style-name="Heading_20_4">
      <style:paragraph-properties fo:margin-left="2.358cm" fo:margin-right="0cm" fo:text-indent="0cm" style:auto-text-indent="false"/>
    </style:style>
    <style:style style:name="P96" style:family="paragraph" style:parent-style-name="Heading_20_4">
      <style:paragraph-properties fo:margin-left="2.327cm" fo:margin-right="0cm" fo:text-indent="0cm" style:auto-text-indent="false"/>
    </style:style>
    <style:style style:name="P97" style:family="paragraph" style:parent-style-name="Heading_20_4">
      <style:paragraph-properties fo:margin-left="2.45cm" fo:margin-right="0cm" fo:text-indent="0cm" style:auto-text-indent="false"/>
    </style:style>
    <style:style style:name="P98" style:family="paragraph" style:parent-style-name="Heading_20_4">
      <style:paragraph-properties fo:margin-left="2.42cm" fo:margin-right="0cm" fo:text-indent="0cm" style:auto-text-indent="false"/>
    </style:style>
    <style:style style:name="P99" style:family="paragraph" style:parent-style-name="Heading_20_4">
      <style:paragraph-properties fo:margin-left="2.388cm" fo:margin-right="0cm" fo:text-indent="0cm" style:auto-text-indent="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text:p>
      <text:p text:style-name="P3"/>
      <text:p text:style-name="P3"/>
      <text:p text:style-name="P3"/>
      <text:p text:style-name="P3"/>
      <text:p text:style-name="P11"/>
      <text:p text:style-name="P13">PacketFence<text:line-break/> – version 3.0</text:p>
      <text:p text:style-name="P12">Administration Guide</text:p>
      <text:p text:style-name="P3"/>
      <text:p text:style-name="P6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0 – September 2011</text:p>
      <text:p text:style-name="P10"><draw:frame draw:style-name="fr2" draw:name="graphics2" text:anchor-type="as-char" svg:y="0cm" svg:width="9.631cm" svg:height="2.101cm" draw:z-index="9"><draw:image xlink:href="Pictures/100000000000025800000083DAD07D18.jpg" xlink:type="simple" xlink:show="embed" xlink:actuate="onLoad"/></draw:frame></text:p>
      <text:p text:style-name="P9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2"><text:a xlink:type="simple" xlink:href="#__RefHeading__64237_1684072385" text:style-name="Index_20_Link" text:visited-style-name="Index_20_Link">Chapter 1<text:tab/>About this Guide <text:s text:c="2"/><text:tab/>6</text:a></text:p>
          <text:p text:style-name="P93"><text:a xlink:type="simple" xlink:href="#__RefHeading__4753_400627320" text:style-name="Index_20_Link" text:visited-style-name="Index_20_Link">Other sources of information <text:s text:c="2"/><text:tab/>6</text:a></text:p>
          <text:p text:style-name="P92"><text:a xlink:type="simple" xlink:href="#__RefHeading__4755_400627320" text:style-name="Index_20_Link" text:visited-style-name="Index_20_Link">Chapter 2<text:tab/>Introduction <text:s text:c="2"/><text:tab/>7</text:a></text:p>
          <text:p text:style-name="P93"><text:a xlink:type="simple" xlink:href="#__RefHeading__4887_676192730" text:style-name="Index_20_Link" text:visited-style-name="Index_20_Link">Features <text:s text:c="2"/><text:tab/>7</text:a></text:p>
          <text:p text:style-name="P93"><text:a xlink:type="simple" xlink:href="#__RefHeading__4908_1071192008" text:style-name="Index_20_Link" text:visited-style-name="Index_20_Link">Network Integration <text:s text:c="2"/><text:tab/>9</text:a></text:p>
          <text:p text:style-name="P93"><text:a xlink:type="simple" xlink:href="#__RefHeading__4889_676192730" text:style-name="Index_20_Link" text:visited-style-name="Index_20_Link">Components <text:s text:c="2"/><text:tab/>10</text:a></text:p>
          <text:p text:style-name="P92"><text:a xlink:type="simple" xlink:href="#__RefHeading__4757_400627320" text:style-name="Index_20_Link" text:visited-style-name="Index_20_Link">Chapter 3<text:tab/>System Requirements <text:s text:c="2"/><text:tab/>11</text:a></text:p>
          <text:p text:style-name="P93"><text:a xlink:type="simple" xlink:href="#__RefHeading__7255_1795821865" text:style-name="Index_20_Link" text:visited-style-name="Index_20_Link">Assumptions <text:s text:c="2"/><text:tab/>11</text:a></text:p>
          <text:p text:style-name="P93"><text:a xlink:type="simple" xlink:href="#__RefHeading__1805_664238303" text:style-name="Index_20_Link" text:visited-style-name="Index_20_Link">Minimum Hardware Requirements <text:s text:c="2"/><text:tab/>12</text:a></text:p>
          <text:p text:style-name="P93"><text:a xlink:type="simple" xlink:href="#__RefHeading__1807_664238303" text:style-name="Index_20_Link" text:visited-style-name="Index_20_Link">Operating System Requirements <text:s text:c="2"/><text:tab/>13</text:a></text:p>
          <text:p text:style-name="P92"><text:a xlink:type="simple" xlink:href="#__RefHeading__7257_1795821865" text:style-name="Index_20_Link" text:visited-style-name="Index_20_Link">Chapter 4<text:tab/>Installation <text:s text:c="2"/><text:tab/>14</text:a></text:p>
          <text:p text:style-name="P93"><text:a xlink:type="simple" xlink:href="#__RefHeading__1811_664238303" text:style-name="Index_20_Link" text:visited-style-name="Index_20_Link">OS Installation <text:s text:c="2"/><text:tab/>14</text:a></text:p>
          <text:p text:style-name="P93"><text:a xlink:type="simple" xlink:href="#__RefHeading__1813_664238303" text:style-name="Index_20_Link" text:visited-style-name="Index_20_Link">Software Download <text:s text:c="2"/><text:tab/>15</text:a></text:p>
          <text:p text:style-name="P93"><text:a xlink:type="simple" xlink:href="#__RefHeading__1815_664238303" text:style-name="Index_20_Link" text:visited-style-name="Index_20_Link">Software Installation <text:s text:c="2"/><text:tab/>16</text:a></text:p>
          <text:p text:style-name="P92"><text:a xlink:type="simple" xlink:href="#__RefHeading__1817_664238303" text:style-name="Index_20_Link" text:visited-style-name="Index_20_Link">Chapter 5<text:tab/>Configuration <text:s text:c="2"/><text:tab/>17</text:a></text:p>
          <text:p text:style-name="P93"><text:a xlink:type="simple" xlink:href="#__RefHeading__1819_664238303" text:style-name="Index_20_Link" text:visited-style-name="Index_20_Link">First Step <text:s text:c="2"/><text:tab/>17</text:a></text:p>
          <text:p text:style-name="P93"><text:a xlink:type="simple" xlink:href="#__RefHeading__4222_851406933" text:style-name="Index_20_Link" text:visited-style-name="Index_20_Link">Web-based Administration Interface <text:s text:c="2"/><text:tab/>17</text:a></text:p>
          <text:p text:style-name="P93"><text:a xlink:type="simple" xlink:href="#__RefHeading__4224_851406933" text:style-name="Index_20_Link" text:visited-style-name="Index_20_Link">Global configuration file (pf.conf) <text:s text:c="2"/><text:tab/>18</text:a></text:p>
          <text:p text:style-name="P93"><text:a xlink:type="simple" xlink:href="#__RefHeading__1821_664238303" text:style-name="Index_20_Link" text:visited-style-name="Index_20_Link">Apache Configuration <text:s text:c="2"/><text:tab/>18</text:a></text:p>
          <text:p text:style-name="P93"><text:a xlink:type="simple" xlink:href="#__RefHeading__10325_892139441" text:style-name="Index_20_Link" text:visited-style-name="Index_20_Link">SELinux <text:s text:c="2"/><text:tab/>19</text:a></text:p>
          <text:p text:style-name="P93"><text:a xlink:type="simple" xlink:href="#__RefHeading__1823_664238303" text:style-name="Index_20_Link" text:visited-style-name="Index_20_Link">Authentication (flat file, LDAP/AD, RADIUS) <text:s text:c="2"/><text:tab/>19</text:a></text:p>
          <text:p text:style-name="P93"><text:a xlink:type="simple" xlink:href="#__RefHeading__4226_851406933" text:style-name="Index_20_Link" text:visited-style-name="Index_20_Link">Network Device Definition (switches.conf) <text:s text:c="2"/><text:tab/>20</text:a></text:p>
          <text:p text:style-name="P93"><text:a xlink:type="simple" xlink:href="#__RefHeading__4228_851406933" text:style-name="Index_20_Link" text:visited-style-name="Index_20_Link">Default VLAN assignment <text:s text:c="2"/><text:tab/>23</text:a></text:p>
          <text:p text:style-name="P93"><text:a xlink:type="simple" xlink:href="#__RefHeading__4285_1877026166" text:style-name="Index_20_Link" text:visited-style-name="Index_20_Link">Inline enforcement configuration <text:s text:c="2"/><text:tab/>23</text:a></text:p>
          <text:p text:style-name="P93"><text:a xlink:type="simple" xlink:href="#__RefHeading__8290_1385082861" text:style-name="Index_20_Link" text:visited-style-name="Index_20_Link">DHCP and DNS Server Configuration (networks.conf) <text:s text:c="2"/><text:tab/>24</text:a></text:p>
          <text:p text:style-name="P93"><text:a xlink:type="simple" xlink:href="#__RefHeading__10918_1231235898" text:style-name="Index_20_Link" text:visited-style-name="Index_20_Link">Production DHCP access <text:s text:c="2"/><text:tab/>25</text:a></text:p>
          <text:p text:style-name="P93"><text:a xlink:type="simple" xlink:href="#__RefHeading__8292_1385082861" text:style-name="Index_20_Link" text:visited-style-name="Index_20_Link">Routed Networks <text:s text:c="2"/><text:tab/>28</text:a></text:p>
          <text:p text:style-name="P93"><text:soft-page-break/><text:a xlink:type="simple" xlink:href="#__RefHeading__24248_1038895957" text:style-name="Index_20_Link" text:visited-style-name="Index_20_Link">FreeRADIUS Configuration <text:s text:c="2"/><text:tab/>30</text:a></text:p>
          <text:p text:style-name="P93"><text:a xlink:type="simple" xlink:href="#__RefHeading__10089_2111357785" text:style-name="Index_20_Link" text:visited-style-name="Index_20_Link">Starting PacketFence Services <text:s text:c="2"/><text:tab/>34</text:a></text:p>
          <text:p text:style-name="P93"><text:a xlink:type="simple" xlink:href="#__RefHeading__4230_851406933" text:style-name="Index_20_Link" text:visited-style-name="Index_20_Link">Log files <text:s text:c="2"/><text:tab/>34</text:a></text:p>
          <text:p text:style-name="P92"><text:a xlink:type="simple" xlink:href="#__RefHeading__4232_851406933" text:style-name="Index_20_Link" text:visited-style-name="Index_20_Link">Chapter 6<text:tab/>Configuration by example <text:s text:c="2"/><text:tab/>35</text:a></text:p>
          <text:p text:style-name="P93"><text:a xlink:type="simple" xlink:href="#__RefHeading__4234_851406933" text:style-name="Index_20_Link" text:visited-style-name="Index_20_Link">Assumptions <text:s text:c="2"/><text:tab/>35</text:a></text:p>
          <text:p text:style-name="P93"><text:a xlink:type="simple" xlink:href="#__RefHeading__4236_851406933" text:style-name="Index_20_Link" text:visited-style-name="Index_20_Link">Network Interfaces <text:s text:c="2"/><text:tab/>36</text:a></text:p>
          <text:p text:style-name="P93"><text:a xlink:type="simple" xlink:href="#__RefHeading__4238_851406933" text:style-name="Index_20_Link" text:visited-style-name="Index_20_Link">Switch Setup <text:s text:c="2"/><text:tab/>37</text:a></text:p>
          <text:p text:style-name="P93"><text:a xlink:type="simple" xlink:href="#__RefHeading__4240_851406933" text:style-name="Index_20_Link" text:visited-style-name="Index_20_Link">switches.conf <text:s text:c="2"/><text:tab/>38</text:a></text:p>
          <text:p text:style-name="P93"><text:a xlink:type="simple" xlink:href="#__RefHeading__4242_851406933" text:style-name="Index_20_Link" text:visited-style-name="Index_20_Link">pf.conf <text:s text:c="2"/><text:tab/>39</text:a></text:p>
          <text:p text:style-name="P93"><text:a xlink:type="simple" xlink:href="#__RefHeading__4244_851406933" text:style-name="Index_20_Link" text:visited-style-name="Index_20_Link">networks.conf <text:s text:c="2"/><text:tab/>40</text:a></text:p>
          <text:p text:style-name="P93"><text:a xlink:type="simple" xlink:href="#__RefHeading__9527_1417655456" text:style-name="Index_20_Link" text:visited-style-name="Index_20_Link">Inline enforcement specifics <text:s text:c="2"/><text:tab/>41</text:a></text:p>
          <text:p text:style-name="P93"><text:a xlink:type="simple" xlink:href="#__RefHeading__4248_851406933" text:style-name="Index_20_Link" text:visited-style-name="Index_20_Link">FreeRADIUS <text:s text:c="2"/><text:tab/>42</text:a></text:p>
          <text:p text:style-name="P92"><text:a xlink:type="simple" xlink:href="#__RefHeading__4785_400627320" text:style-name="Index_20_Link" text:visited-style-name="Index_20_Link">Chapter 7<text:tab/>Optional components <text:s text:c="2"/><text:tab/>43</text:a></text:p>
          <text:p text:style-name="P93"><text:a xlink:type="simple" xlink:href="#__RefHeading__10091_2111357785" text:style-name="Index_20_Link" text:visited-style-name="Index_20_Link">Blocking malicious activities with violations <text:s text:c="2"/><text:tab/>43</text:a></text:p>
          <text:p text:style-name="P93"><text:a xlink:type="simple" xlink:href="#__RefHeading__10139_2111357785" text:style-name="Index_20_Link" text:visited-style-name="Index_20_Link">Conformity Scan (Nessus) <text:s text:c="2"/><text:tab/>47</text:a></text:p>
          <text:p text:style-name="P93"><text:a xlink:type="simple" xlink:href="#__RefHeading__4823_400627320" text:style-name="Index_20_Link" text:visited-style-name="Index_20_Link">Oinkmaster <text:s text:c="2"/><text:tab/>49</text:a></text:p>
          <text:p text:style-name="P93"><text:a xlink:type="simple" xlink:href="#__RefHeading__10920_1231235898" text:style-name="Index_20_Link" text:visited-style-name="Index_20_Link">Floating Network Devices <text:s text:c="2"/><text:tab/>50</text:a></text:p>
          <text:p text:style-name="P92"><text:a xlink:type="simple" xlink:href="#__RefHeading__10792_892139441" text:style-name="Index_20_Link" text:visited-style-name="Index_20_Link">Chapter 8<text:tab/>Operating System Best Practices <text:s text:c="2"/><text:tab/>52</text:a></text:p>
          <text:p text:style-name="P93"><text:a xlink:type="simple" xlink:href="#__RefHeading__10794_892139441" text:style-name="Index_20_Link" text:visited-style-name="Index_20_Link">Iptables <text:s text:c="2"/><text:tab/>52</text:a></text:p>
          <text:p text:style-name="P93"><text:a xlink:type="simple" xlink:href="#__RefHeading__10796_892139441" text:style-name="Index_20_Link" text:visited-style-name="Index_20_Link">Log Rotations <text:s text:c="2"/><text:tab/>52</text:a></text:p>
          <text:p text:style-name="P93"><text:a xlink:type="simple" xlink:href="#__RefHeading__24252_1038895957" text:style-name="Index_20_Link" text:visited-style-name="Index_20_Link">High availability <text:s text:c="2"/><text:tab/>53</text:a></text:p>
          <text:p text:style-name="P92"><text:a xlink:type="simple" xlink:href="#__RefHeading__4791_400627320" text:style-name="Index_20_Link" text:visited-style-name="Index_20_Link">Chapter 9<text:tab/>Performance optimization <text:s text:c="2"/><text:tab/>62</text:a></text:p>
          <text:p text:style-name="P93"><text:a xlink:type="simple" xlink:href="#__RefHeading__4795_400627320" text:style-name="Index_20_Link" text:visited-style-name="Index_20_Link">MySQL optimizations <text:s text:c="2"/><text:tab/>62</text:a></text:p>
          <text:p text:style-name="P93"><text:a xlink:type="simple" xlink:href="#__RefHeading__6431_1006122953" text:style-name="Index_20_Link" text:visited-style-name="Index_20_Link">Captive portal optimizations <text:s text:c="2"/><text:tab/>66</text:a></text:p>
          <text:p text:style-name="P92"><text:a xlink:type="simple" xlink:href="#__RefHeading__4809_400627320" text:style-name="Index_20_Link" text:visited-style-name="Index_20_Link">Chapter 10<text:tab/>Frequently Asked Questions <text:s text:c="2"/><text:tab/>67</text:a></text:p>
          <text:p text:style-name="P92"><text:a xlink:type="simple" xlink:href="#__RefHeading__24254_1038895957" text:style-name="Index_20_Link" text:visited-style-name="Index_20_Link">Chapter 11<text:tab/>Technical introduction to VLAN enforcement <text:s text:c="3"/><text:tab/>68</text:a></text:p>
          <text:p text:style-name="P93"><text:a xlink:type="simple" xlink:href="#__RefHeading__15227_2111357785" text:style-name="Index_20_Link" text:visited-style-name="Index_20_Link">Introduction <text:s text:c="2"/><text:tab/>68</text:a></text:p>
          <text:p text:style-name="P93"><text:a xlink:type="simple" xlink:href="#__RefHeading__4767_400627320" text:style-name="Index_20_Link" text:visited-style-name="Index_20_Link">More on SNMP traps VLAN isolation <text:s text:c="2"/><text:tab/>70</text:a></text:p>
          <text:p text:style-name="P92"><text:a xlink:type="simple" xlink:href="#__RefHeading__9529_1417655456" text:style-name="Index_20_Link" text:visited-style-name="Index_20_Link">Chapter 12<text:tab/>Technical introduction to Inline enforcement <text:s text:c="2"/><text:tab/>72</text:a></text:p>
          <text:p text:style-name="P93"><text:a xlink:type="simple" xlink:href="#__RefHeading__9614_1417655456" text:style-name="Index_20_Link" text:visited-style-name="Index_20_Link">Introduction <text:s text:c="2"/><text:tab/>72</text:a></text:p>
          <text:p text:style-name="P93"><text:a xlink:type="simple" xlink:href="#__RefHeading__9616_1417655456" text:style-name="Index_20_Link" text:visited-style-name="Index_20_Link">Device configuration <text:s text:c="2"/><text:tab/>72</text:a></text:p>
          <text:p text:style-name="P93"><text:a xlink:type="simple" xlink:href="#__RefHeading__9618_1417655456" text:style-name="Index_20_Link" text:visited-style-name="Index_20_Link">Access control <text:s text:c="2"/><text:tab/>72</text:a></text:p>
          <text:p text:style-name="P93"><text:soft-page-break/><text:a xlink:type="simple" xlink:href="#__RefHeading__4287_1877026166" text:style-name="Index_20_Link" text:visited-style-name="Index_20_Link">Limitations <text:s text:c="2"/><text:tab/>72</text:a></text:p>
          <text:p text:style-name="P92"><text:a xlink:type="simple" xlink:href="#__RefHeading__24091_1038895957" text:style-name="Index_20_Link" text:visited-style-name="Index_20_Link">Chapter 13<text:tab/>Appendix A: Administration Tools <text:s text:c="2"/><text:tab/>74</text:a></text:p>
          <text:p text:style-name="P93"><text:a xlink:type="simple" xlink:href="#__RefHeading__4759_400627320" text:style-name="Index_20_Link" text:visited-style-name="Index_20_Link">pfcmd <text:s text:c="2"/><text:tab/>74</text:a></text:p>
          <text:p text:style-name="P93"><text:a xlink:type="simple" xlink:href="#__RefHeading__4761_400627320" text:style-name="Index_20_Link" text:visited-style-name="Index_20_Link">pfcmd_vlan <text:s text:c="2"/><text:tab/>75</text:a></text:p>
          <text:p text:style-name="P93"><text:a xlink:type="simple" xlink:href="#__RefHeading__4763_400627320" text:style-name="Index_20_Link" text:visited-style-name="Index_20_Link">Web Admin GUI <text:s text:c="2"/><text:tab/>77</text:a></text:p>
          <text:p text:style-name="P92"><text:a xlink:type="simple" xlink:href="#__RefHeading__5636_45833099" text:style-name="Index_20_Link" text:visited-style-name="Index_20_Link">Chapter 14<text:tab/>Appendix B : Manual FreeRADIUS 2 configuration <text:s text:c="2"/><text:tab/>78</text:a></text:p>
          <text:p text:style-name="P92"><text:a xlink:type="simple" xlink:href="#__RefHeading__24256_1038895957" text:style-name="Index_20_Link" text:visited-style-name="Index_20_Link">Chapter 15<text:tab/>Appendix C: Legacy FreeRADIUS 1.x configuration <text:s text:c="2"/><text:tab/>81</text:a></text:p>
          <text:p text:style-name="P92"><text:a xlink:type="simple" xlink:href="#__RefHeading__4829_400627320" text:style-name="Index_20_Link" text:visited-style-name="Index_20_Link">Chapter 16<text:tab/>Additional Information <text:s text:c="2"/><text:tab/>85</text:a></text:p>
          <text:p text:style-name="P92"><text:a xlink:type="simple" xlink:href="#__RefHeading__4831_400627320" text:style-name="Index_20_Link" text:visited-style-name="Index_20_Link">Chapter 17<text:tab/>Commercial Support and Contact Information <text:s text:c="2"/><text:tab/>86</text:a></text:p>
          <text:p text:style-name="P92"><text:a xlink:type="simple" xlink:href="#__RefHeading__4833_400627320" text:style-name="Index_20_Link" text:visited-style-name="Index_20_Link">Chapter 18<text:tab/>GNU Free Documentation License <text:s text:c="2"/><text:tab/>87</text:a></text:p>
        </text:index-body>
      </text:table-of-content>
      <text:p text:style-name="Standard"/>
      <text:list xml:id="list809722688" text:style-name="Outline">
        <text:list-item>
          <text:h text:style-name="P8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0 of PacketFence.</text:p>
      <text:p text:style-name="Standard">The latest version of this guide is available at <text:a xlink:type="simple" xlink:href="http://www.packetfence.org/documentation/">http://www.packetfence.org/documentation/</text:a></text:p>
      <text:list xml:id="list112128276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894593330"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56133309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9">❏<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3"/>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93965250" text:continue-numbering="true" text:style-name="Outline">
        <text:list-item>
          <text:list>
            <text:list-item>
              <text:h text:style-name="P90"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537725140" text:continue-numbering="true" text:style-name="Outline">
        <text:list-item>
          <text:list>
            <text:list-item>
              <text:h text:style-name="P90"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591090939"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74323387" text:style-name="L1">
        <text:list-header>
          <text:p text:style-name="P79">❏<text:tab/>Database server (MySQL)</text:p>
          <text:p text:style-name="P79">❏<text:tab/>Web server (Apache)</text:p>
          <text:p text:style-name="P91"/>
          <text:p text:style-name="P91">Depending on your setup you may have to install additional components like:</text:p>
          <text:p text:style-name="P79">❏<text:tab/>DHCP server (ISC DHCP)</text:p>
          <text:p text:style-name="P79">❏<text:tab/>DNS server (BIND)</text:p>
          <text:p text:style-name="P79">❏<text:tab/>RADIUS server (FreeRADIUS)</text:p>
        </text:list-header>
      </text:list>
      <text:p text:style-name="P18">❏<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940485233" text:continue-list="list591090939" text:style-name="Outline">
        <text:list-item>
          <text:list>
            <text:list-item>
              <text:h text:style-name="P90"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331086837" text:style-name="L2">
              <text:list-header>
                <text:p text:style-name="P85">◾ Intel or AMD CPU 3 GHz</text:p>
              </text:list-header>
            </text:list>
            <text:list xml:id="list1105239095" text:style-name="L3">
              <text:list-header>
                <text:p text:style-name="P86">◾ 2048 MB of RAM</text:p>
              </text:list-header>
            </text:list>
            <text:list xml:id="list1635588524" text:continue-list="list1331086837" text:style-name="L2">
              <text:list-header>
                <text:p text:style-name="P85">◾ 20 GB of disk space (RAID 1 recommended)</text:p>
                <text:p text:style-name="P85">◾ 1 Network card</text:p>
                <text:list>
                  <text:list-item>
                    <text:list>
                      <text:list-item>
                        <text:p text:style-name="P87"><text:s/>+ 1 for high-availability</text:p>
                      </text:list-item>
                      <text:list-item>
                        <text:p text:style-name="P87"><text:s/>+ 1 for intrusion detection</text:p>
                      </text:list-item>
                    </text:list>
                  </text:list-item>
                </text:list>
              </text:list-header>
            </text:list>
          </table:table-cell>
        </table:table-row>
      </table:table>
      <text:p text:style-name="Standard"/>
      <text:list xml:id="list1132582103" text:continue-list="list1940485233" text:style-name="Outline">
        <text:list-item>
          <text:list>
            <text:list-item>
              <text:h text:style-name="P90"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033327197" text:style-name="L4">
        <text:list-header>
          <text:p text:style-name="P80">❏<text:tab/>Red Hat Enterprise Linux 5.x/6.x Server</text:p>
          <text:p text:style-name="P80">❏<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49">Make sure that all the other services are automatically started by your operating system!</text:p>
      <text:p text:style-name="Text_20_body"/>
      <text:list xml:id="list1746782595" text:continue-list="list113258210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66056051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088845703" text:style-name="L5">
        <text:list-header>
          <text:p text:style-name="P81">❏<text:tab/>Enable Firewall</text:p>
          <text:p text:style-name="P81">❏<text:tab/>Disable SELinux</text:p>
          <text:p text:style-name="P67"/>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P2"/>
      <text:list xml:id="list2077439640" text:continue-list="list1660560510"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325837389"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1"><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645616486" text:continue-numbering="true" text:style-name="Outline">
        <text:list-item>
          <text:h text:style-name="P89"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375836393"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1312770737"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77728316"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296690471"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754142245"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800146534"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07140259"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This section applies only for VLAN enforcement. Users planning to do inline enforcement only can skip this section.</text:p>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387494669" text:style-name="L6">
        <text:list-header>
          <text:p text:style-name="P82">❏<text:tab/>Default SNMP read/write communities for the switches</text:p>
          <text:p text:style-name="P82">❏<text:tab/>Default working mode (see note about working mode below)</text:p>
        </text:list-header>
      </text:list>
      <text:p text:style-name="Text_20_body">and a switch section for each switch (managed by PacketFence) including:</text:p>
      <text:list xml:id="list2111383192" text:style-name="L7">
        <text:list-header>
          <text:p text:style-name="P83">❏<text:tab/>Switch IP</text:p>
          <text:p text:style-name="P83">❏<text:tab/>Switch vendor/type</text:p>
          <text:p text:style-name="P83">❏<text:tab/>Switch uplink ports (trunks and non-managed ports)</text:p>
          <text:p text:style-name="P83">❏<text:tab/>per-switch re-definition of the vlans (if required)</text:p>
        </text:list-header>
      </text:list>
      <text:p text:style-name="Text_20_body"/>
      <text:p text:style-name="Heading_20_3"><text:soft-page-break/>Working modes</text:p>
      <text:p text:style-name="Text_20_body">There are three different working modes:</text:p>
      <text:list xml:id="list863445351" text:style-name="L8">
        <text:list-header>
          <text:p text:style-name="P84">❏<text:tab/>Testing: pfsetvlan writes in the log files what it would normally do, but it doesn't do anything.</text:p>
          <text:p text:style-name="P84">❏<text:tab/>Registration: pfsetvlan automatically-register all MAC addresses seen on the switch ports. As in testing mode, no VLAN changes are done.</text:p>
          <text:p text:style-name="P84">❏<text:tab/>Production: pfsetvlan sends the SNMP writes to change the VLAN on the switch ports. </text:p>
        </text:list-header>
      </text:list>
      <text:p text:style-name="P55"/>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701977662" text:continue-list="list107140259"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1597833098"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84813186"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list xml:id="list1260499976"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6">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2031343459"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6">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text:soft-pag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828919889"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0">❏<text:tab/>network: Network subnet</text:p>
      <text:p text:style-name="P23">❏<text:tab/>netmask: Network mask</text:p>
      <text:p text:style-name="P23">❏<text:tab/>gateway: PacketFence IP address in this network</text:p>
      <text:p text:style-name="P61">❏<text:tab/>next_hop: used only with routed networks; IP address of the router in this network (This is used to locally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vlan-registration or vlan-isolation or inline</text:p>
      <text:list xml:id="list1244931913" text:style-name="L9">
        <text:list-header>
          <text:p text:style-name="P70"><text:soft-page-break/>❏<text:tab/>named: Is PacketFence the DNS for this network ? (Enabled/Disabled) set it to <text:tab/>enabled unless in inline type where it should be disabled</text:p>
          <text:p text:style-name="P70">❏<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var/conf/dhcpd.conf </text:span>using <text:span text:style-name="Code_20__28_inline_29_">conf/dhcpd.conf</text:span> as a template.</text:p>
      <text:p text:style-name="P51">The DNS configuration files are generated this way:</text:p>
      <text:p text:style-name="P17">❏<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6">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1310075847" text:continue-list="list1828919889"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text:soft-page-break/>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ext:soft-pag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2027671720" text:continue-numbering="true" text:style-name="Outline">
        <text:list-item>
          <text:list>
            <text:list-item>
              <text:h text:style-name="P90"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4">[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4"/>
      <text:p text:style-name="P34">[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4"/>
      <text:p text:style-name="P34">[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4"/>
      <text:p text:style-name="P34">[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245864032"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63509231" text:continue-numbering="true" text:style-name="Outline">
        <text:list-item>
          <text:list>
            <text:list-item>
              <text:list>
                <text:list-item>
                  <text:list>
                    <text:list-item>
                      <text:h text:style-name="P95"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833016740" text:continue-numbering="true" text:style-name="Outline">
        <text:list-item>
          <text:list>
            <text:list-item>
              <text:list>
                <text:list-item>
                  <text:list>
                    <text:list-item>
                      <text:h text:style-name="P95"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444693200" text:continue-numbering="true" text:style-name="Outline">
        <text:list-item>
          <text:list>
            <text:list-item>
              <text:list>
                <text:list-item>
                  <text:list>
                    <text:list-item>
                      <text:h text:style-name="P95"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093759653" text:continue-numbering="true" text:style-name="Outline">
        <text:list-item>
          <text:list>
            <text:list-item>
              <text:list>
                <text:list-item>
                  <text:list>
                    <text:list-item>
                      <text:h text:style-name="P95" text:outline-level="4"><text:soft-page-break/></text:h>
                    </text:list-item>
                    <text:list-item>
                      <text:h text:style-name="P95"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091213533"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893742564"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text:soft-page-break/></text:p>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1215906265"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2014954885"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262382887" text:continue-numbering="true" text:style-name="Outline">
        <text:list-item>
          <text:h text:style-name="P89"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463493331"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1387465261"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4"/>
      <text:p text:style-name="P44"/>
      <text:p text:style-name="P44"/>
      <text:p text:style-name="P44"><text:soft-page-break/></text:p>
      <text:p text:style-name="P44">❏<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4"/>
      <text:p text:style-name="P44">❏<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336462736"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983000214"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278160562"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705409897"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4"/>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2092646252"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351130680"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546515617"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85676935" text:continue-numbering="true" text:style-name="Outline">
        <text:list-item>
          <text:list>
            <text:list-item>
              <text:list>
                <text:list-item>
                  <text:list>
                    <text:list-item>
                      <text:h text:style-name="P9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743463290" text:continue-numbering="true" text:style-name="Outline">
        <text:list-item>
          <text:list>
            <text:list-item>
              <text:list>
                <text:list-item>
                  <text:list>
                    <text:list-item>
                      <text:h text:style-name="P95"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1">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2"/>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enable</text:span>: if enable is set to 'N', this violation is disabled and no additional violations of this type will be added.</text:p>
      <text:p text:style-name="P22"><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3">actions</text:span>: this is the list of actions that will be executed on a violation addition. The actions can be:</text:p>
      <text:list xml:id="list503409505" text:style-name="L10">
        <text:list-item>
          <text:p text:style-name="P68"><text:span text:style-name="T13">log</text:span>: log a message to the file specified in <text:span text:style-name="T13">[alerting].log</text:span></text:p>
        </text:list-item>
        <text:list-item>
          <text:p text:style-name="P68"><text:span text:style-name="T13">email</text:span>: email the address specified in <text:span text:style-name="T13">[alerting].emailaddr</text:span>, using <text:span text:style-name="T13">[alerting].smtpserver</text:span>. Multiple emailaddr can be sperated by comma.</text:p>
        </text:list-item>
        <text:list-item>
          <text:p text:style-name="P68"><text:span text:style-name="T13">trap</text:span>: isolate the host and place them in violation. It opens a violation and leaves it open. If trap is not there, a violation is opened and then automatically closed</text:p>
        </text:list-item>
        <text:list-item>
          <text:p text:style-name="P68"><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68"><text:span text:style-name="T13">external: e</text:span>xecute an external command, specified in <text:span text:style-name="T13">[paths].externalapi</text:span></text:p>
        </text:list-item>
      </text:list>
      <text:p text:style-name="P46"><text:span text:style-name="T9">❏<text:tab/></text:span><text:span text:style-name="T13">vlan: </text:span><text:span text:style-name="T6">Destination VLAN where PacketFence should put the client when a violation of this<text:tab/> type is open. The VLAN value can be:</text:span></text:p>
      <text:list xml:id="list912917019" text:continue-numbering="true" text:style-name="L10">
        <text:list-item>
          <text:p text:style-name="P69"><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68"><text:span text:style-name="T13">registrationVlan</text:span><text:span text:style-name="T6">: Registration VLAN as specified in </text:span><text:span text:style-name="T13">switches.conf</text:span><text:span text:style-name="T6">.</text:span></text:p>
        </text:list-item>
        <text:list-item>
          <text:p text:style-name="P68"><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6"><text:span text:style-name="T9">❏<text:tab/></text:span><text:span text:style-name="T13">auto_enable</text:span>: specifies if a host can self remediate the violation (enable network button) or if they can not and must call the help desk.</text:p>
      <text:p text:style-name="P46"><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3">button_text</text:span>: text displayed on the violation form to hosts.</text:p>
      <text:p text:style-name="P46"><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358424400" text:continue-list="list743463290" text:style-name="Outline">
        <text:list-item>
          <text:list>
            <text:list-item>
              <text:h text:style-name="P90"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725499778" text:continue-numbering="true" text:style-name="Outline">
        <text:list-item>
          <text:list>
            <text:list-item>
              <text:h text:style-name="P90" text:outline-level="2"><text:bookmark text:name="__RefHeading__4823_400627320"/>Oinkmaster<text:bookmark-end text:name="__RefHeading__4823_400627320"/></text:h>
            </text:list-item>
          </text:list>
        </text:list-item>
      </text:list>
      <text:p text:style-name="P52">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1"><text:span text:style-name="Code_20__28_inline_29_"><text:span text:style-name="T22">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2"><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795365062" text:continue-numbering="true" text:style-name="Outline">
        <text:list-item>
          <text:list>
            <text:list-item>
              <text:h text:style-name="P90"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5"><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3"><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3"><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2140616919" text:continue-numbering="true" text:style-name="Outline">
        <text:list-item>
          <text:h text:style-name="P89"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140279677"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476230815"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57"/>
      <text:p text:style-name="P57">Since PacketFence stores most of its information in a MySQL database, the two PacketFence redundant servers need to share this database in a way or another.</text:p>
      <text:p text:style-name="P57"/>
      <text:p text:style-name="P57">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731385437" text:style-name="L11">
        <text:list-item>
          <text:list>
            <text:list-item>
              <text:list>
                <text:list-item>
                  <text:list>
                    <text:list-item>
                      <text:list>
                        <text:list-item>
                          <text:list>
                            <text:list-item>
                              <text:p text:style-name="P71">You have to make sure that only one database server is running at each time (don't double-mount the partition)</text:p>
                            </text:list-item>
                          </text:list>
                        </text:list-item>
                      </text:list>
                    </text:list-item>
                  </text:list>
                </text:list-item>
              </text:list>
              <text:p text:style-name="P72"><text:span text:style-name="T9">❏<text:tab/></text:span>A local MySQL database server on each PacketFence box and replication of the database partition using DRBD</text:p>
              <text:p text:style-name="P73"><text:span text:style-name="T9">❏<text:tab/></text:span>A remote MySQL database server with its own high availability setup</text:p>
              <text:p text:style-name="P77"/>
              <text:p text:style-name="P78">In this document, we describe the second option that involves DRBD.</text:p>
              <text:p text:style-name="P78"/>
              <text:p text:style-name="P78">We assume that:</text:p>
              <text:p text:style-name="P73"><text:span text:style-name="T9">❏<text:tab/></text:span>you are using RedHat Enterprise 5 or CentOS 5.</text:p>
              <text:p text:style-name="P73"><text:span text:style-name="T9">❏<text:tab/></text:span>pf1 is the first PacketFence server</text:p>
              <text:p text:style-name="P73"><text:span text:style-name="T9">❏<text:tab/></text:span>pf2 is the second PacketFence server</text:p>
              <text:p text:style-name="P73"><text:soft-page-break/><text:span text:style-name="T9">❏<text:tab/></text:span>PacketFence is properly configured on each server</text:p>
              <text:p text:style-name="P73"><text:span text:style-name="T9">❏<text:tab/>t</text:span>he DRBD partition is 30G long</text:p>
              <text:p text:style-name="P73"><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857543244" text:style-name="L12">
        <text:list-header>
          <text:p text:style-name="P74"><text:span text:style-name="T9">❏<text:tab/></text:span>reduce the size of LogVol00 of 30G</text:p>
          <text:p text:style-name="P74"><text:span text:style-name="T9">❏<text:tab/></text:span>create a new partition (ext3) called mysql: 30G. You'll be asked to specify where this new partition will mounted: enter /data (or anything else that is used by Linux).</text:p>
          <text:p text:style-name="P74"><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soft-page-break/>}</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832467326" text:style-name="L13">
        <text:list-header>
          <text:p text:style-name="P75"><text:span text:style-name="T10">❏<text:tab/></text:span><text:span text:style-name="T19">mysql</text:span> is the name of the partition you created when installing the OS</text:p>
        </text:list-header>
      </text:list>
      <text:list xml:id="list288308312" text:style-name="L14">
        <text:list-header>
          <text:p text:style-name="P76"><text:span text:style-name="T10">❏<text:tab/></text:span><text:span text:style-name="T19">pf1_server_name</text:span> and <text:span text:style-name="T19">pf2_server_name</text:span> by the real server names.</text:p>
          <text:p text:style-name="P76"><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text:soft-page-break/>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7"><text:span text:style-name="T15">NOTE:</text:span> mysql being the name of the DRBD partition.</text:p>
      <text:p text:style-name="Text_20_body">In <text:span text:style-name="T15">/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text:soft-page-break/>node pf2.example.org</text:p>
      <text:p text:style-name="P38">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9">x.x.x.x</text:span> is PF admin virtual address</text:p>
      <text:p text:style-name="P24"><text:span text:style-name="T10">❏<text:tab/></text:span><text:span text:style-name="T19">eth0.y</text:span> is the name of the NIC configuration file (<text:span text:style-name="T15">/etc/sysconfig/network-scripts/ifcfg_eth0.y</text:span>) dedicated to IP address in vlan y (registration for example).</text:p>
      <text:p text:style-name="P24"><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9">case "$2" in</text:p>
      <text:p text:style-name="P39"><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9">debugfile /var/log/ha-debug</text:p>
      <text:p text:style-name="P39">logfile /var/log/ha-log</text:p>
      <text:p text:style-name="Code">logfacility daemon</text:p>
      <text:p text:style-name="P53"><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717994149" text:continue-list="list1476230815" text:style-name="Outline">
        <text:list-item>
          <text:list>
            <text:list-item>
              <text:list>
                <text:list-item>
                  <text:list>
                    <text:list-item>
                      <text:h text:style-name="P9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2309985" text:continue-numbering="true" text:style-name="Outline">
        <text:list-item>
          <text:list>
            <text:list-item>
              <text:list>
                <text:list-item>
                  <text:list>
                    <text:list-item>
                      <text:h text:style-name="P96" text:outline-level="4"/>
                    </text:list-item>
                    <text:list-item>
                      <text:h text:style-name="P96"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342564929"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9">We provide a script called <text:span text:style-name="T13">database-backup-and-maintenance.sh</text:span> located in <text:span text:style-name="T13">addons/</text:span> that performs this cleanup in addition to optimize tables on Sunday and daily backups.</text:p>
      <text:p text:style-name="P5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817847978" text:continue-numbering="true" text:style-name="Outline">
        <text:list-item>
          <text:list>
            <text:list-item>
              <text:h text:style-name="P90"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4"/>
      <text:p text:style-name="Text_20_body">This will allow the following browsers to reach the captive portal (but nothing else):</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2053864259"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29719370"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450598166" text:continue-numbering="true" text:style-name="Outline">
        <text:list-item>
          <text:list>
            <text:list-item>
              <text:list>
                <text:list-item>
                  <text:list>
                    <text:list-item>
                      <text:h text:style-name="P97"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list xml:id="list1554275453" text:continue-numbering="true" text:style-name="Outline">
        <text:list-item>
          <text:list>
            <text:list-item>
              <text:list>
                <text:list-item>
                  <text:list>
                    <text:list-item>
                      <text:h text:style-name="P98"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301716698"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328912954" text:continue-numbering="true" text:style-name="Outline">
        <text:list-item>
          <text:list>
            <text:list-item>
              <text:h text:style-name="P90" text:outline-level="2"><text:bookmark text:name="__RefHeading__4767_400627320"/><office:annotation><dc:creator>Olivier Bilodeau</dc:creator><dc:date>2010-12-14T13:47:42</dc:date><text:p text:style-name="P100"><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14985438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77549773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97421930"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161191176"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1541454978"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1723841720"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491166598"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4">❏<text:tab/>Everyone behind an inline interface is on the same Layer 2 LAN</text:p>
      <text:p text:style-name="P63"><text:span text:style-name="T9">❏<text:tab/>Every packet of authorized users goes through the PacketFence server increasing the </text:span><text:soft-page-break/><text:span text:style-name="T9">servers' load considerably: Plan ahead for capacity</text:span></text:p>
      <text:p text:style-name="P65">❏<text:tab/>Every packet of authorized users goes through the PacketFence server: it is a single point of failure for Internet access</text:p>
      <text:p text:style-name="P65">❏<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84261740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4171229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94210043"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45793143"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841241276" text:continue-numbering="true" text:style-name="Outline">
        <text:list-item>
          <text:list>
            <text:list-item>
              <text:list>
                <text:list-item>
                  <text:list>
                    <text:list-item>
                      <text:h text:style-name="P9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442537766" text:continue-numbering="true" text:style-name="Outline">
        <text:list-item>
          <text:list>
            <text:list-item>
              <text:list>
                <text:list-item>
                  <text:list>
                    <text:list-item>
                      <text:h text:style-name="P95"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74602414" text:continue-numbering="true" text:style-name="Outline">
        <text:list-item>
          <text:list>
            <text:list-item>
              <text:list>
                <text:list-item>
                  <text:list>
                    <text:list-item>
                      <text:h text:style-name="P98"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046441554" text:continue-numbering="true" text:style-name="Outline">
        <text:list-item>
          <text:list>
            <text:list-item>
              <text:list>
                <text:list-item>
                  <text:list>
                    <text:list-item>
                      <text:h text:style-name="P99" text:outline-level="4"/>
                    </text:list-item>
                    <text:list-item>
                      <text:h text:style-name="P99"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217785160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43">❏<text:tab/>freeradius</text:p>
      <text:p text:style-name="P43"/>
      <text:list xml:id="list102595642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68865983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0169978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4950868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89599665"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1407632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1055735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53037486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389213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217890560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09-21T13:51:54</dc:date>
    <meta:editing-cycles>933</meta:editing-cycles>
    <meta:editing-duration>P16DT9H24M54S</meta:editing-duration>
    <meta:printed-by>Olivier Bilodeau</meta:printed-by>
    <meta:print-date>2010-07-14T16:24:11</meta:print-date>
    <meta:document-statistic meta:table-count="3" meta:image-count="10" meta:object-count="0" meta:page-count="87" meta:paragraph-count="1275" meta:word-count="13602" meta:character-count="96420" meta:non-whitespace-character-count="81078"/>
    <dc:creator>Olivier Bilodeau</dc:creator>
    <meta:user-defined meta:name="Info 1"/>
    <meta:user-defined meta:name="Info 2"/>
    <meta:user-defined meta:name="Info 3"/>
    <meta:user-defined meta:name="Info 4"/>
  </office:meta>
</office:document-meta>
</file>